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20bf" officeooo:paragraph-rsid="001c20bf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officeooo:rsid="001c9d61" officeooo:paragraph-rsid="001c9d61"/>
    </style:style>
    <style:style style:name="P4" style:family="paragraph" style:parent-style-name="Standard">
      <style:text-properties fo:font-weight="bold" officeooo:rsid="001c9d61" officeooo:paragraph-rsid="001c9d61" style:font-weight-asian="bold" style:font-weight-complex="bold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color="#569cd6"/>
    </style:style>
    <style:style style:name="T2" style:family="text">
      <style:text-properties fo:color="#9cdcfe"/>
    </style:style>
    <style:style style:name="T3" style:family="text">
      <style:text-properties fo:color="#dcdcaa"/>
    </style:style>
    <style:style style:name="T4" style:family="text">
      <style:text-properties fo:color="#ce9178"/>
    </style:style>
    <style:style style:name="T5" style:family="text">
      <style:text-properties fo:color="#b5cea8"/>
    </style:style>
    <style:style style:name="T6" style:family="text">
      <style:text-properties fo:color="#d7ba7d"/>
    </style:style>
    <style:style style:name="T7" style:family="text">
      <style:text-properties fo:color="#4ec9b0"/>
    </style:style>
    <style:style style:name="T8" style:family="text">
      <style:text-properties officeooo:rsid="001c2d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8">1 - </text:span>Creating the Server</text:p>
      <text:p text:style-name="Standard"/>
      <text:p text:style-name="Standard">const http = require('http')</text:p>
      <text:p text:style-name="Standard"/>
      <text:p text:style-name="Standard">const hostname = '127.0.0.1';</text:p>
      <text:p text:style-name="Standard"/>
      <text:p text:style-name="Standard">const port = 3000;</text:p>
      <text:p text:style-name="Standard"/>
      <text:p text:style-name="Standard">const server = http.createServer((req, res) =&gt; {</text:p>
      <text:p text:style-name="Standard"/>
      <text:p text:style-name="Standard">res.statusCode = 200;</text:p>
      <text:p text:style-name="Standard">res.setHeader('Content-Type', 'text/plain');</text:p>
      <text:p text:style-name="Standard">res.end('Hello, world!\n');</text:p>
      <text:p text:style-name="Standard"/>
      <text:p text:style-name="Standard">});</text:p>
      <text:p text:style-name="Standard"/>
      <text:p text:style-name="Standard">server.listen(port, hostname, () =&gt;{</text:p>
      <text:p text:style-name="Standard"/>
      <text:p text:style-name="Standard"><text:tab/>console.log(`Server running at http://${hostname}:${port}`)</text:p>
      <text:p text:style-name="Standard">})</text:p>
      <text:p text:style-name="P1"/>
      <text:p text:style-name="P4">2 – Connection with MongoDB</text:p>
      <text:p text:style-name="P4"/>
      <text:p text:style-name="Standard">const mongoose = require('mongoose')</text:p>
      <text:p text:style-name="Standard"/>
      <text:p text:style-name="Standard">const db = mongoose.connection;</text:p>
      <text:p text:style-name="Standard"/>
      <text:p text:style-name="Standard">db.on('error', console.error.bind(console, 'connection error:'));</text:p>
      <text:p text:style-name="Standard"/>
      <text:p text:style-name="Standard">db.once('open', function() {</text:p>
      <text:p text:style-name="Standard"><text:tab/>console.log('We are connected')</text:p>
      <text:p text:style-name="Standard">});</text:p>
      <text:p text:style-name="Standard"/>
      <text:p text:style-name="P5">Once our connection opens, our callback will be called. For brevity, let's assume that all following code is within this callback.</text:p>
      <text:p text:style-name="Standard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7:54:52.162458946</meta:creation-date>
    <dc:date>2020-01-20T18:26:10.334365773</dc:date>
    <meta:editing-duration>PT21M11S</meta:editing-duration>
    <meta:editing-cycles>3</meta:editing-cycles>
    <meta:generator>LibreOffice/6.0.7.3$Linux_X86_64 LibreOffice_project/00m0$Build-3</meta:generator>
    <meta:print-date>2020-01-20T17:58:30.225881515</meta:print-date>
    <meta:document-statistic meta:table-count="0" meta:image-count="0" meta:object-count="0" meta:page-count="1" meta:paragraph-count="20" meta:word-count="85" meta:character-count="691" meta:non-whitespace-character-count="623"/>
  </office:meta>
</office:document-meta>
</file>